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1pt" fo:language="pl" fo:country="PL" fo:font-weight="bold" officeooo:rsid="001558a7" officeooo:paragraph-rsid="001558a7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style:font-name="DejaVu Sans" fo:font-size="11pt" fo:language="pl" fo:country="PL" fo:font-weight="normal" officeooo:rsid="001558a7" officeooo:paragraph-rsid="001558a7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style:font-name="DejaVu Sans" fo:font-size="11pt" fo:language="pl" fo:country="PL" fo:font-weight="normal" officeooo:rsid="00142033" officeooo:paragraph-rsid="001d58f5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DejaVu Sans" fo:font-size="11pt" fo:language="pl" fo:country="PL" fo:font-weight="normal" officeooo:rsid="001558a7" officeooo:paragraph-rsid="001d58f5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2">
      <style:text-properties style:font-name="DejaVu Sans" fo:font-size="11pt" fo:language="pl" fo:country="PL" fo:font-weight="normal" officeooo:rsid="001d58f5" officeooo:paragraph-rsid="001d58f5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1">
      <style:text-properties style:font-name="DejaVu Sans" fo:font-size="11pt" fo:language="pl" fo:country="PL" fo:font-style="normal" fo:font-weight="normal" officeooo:rsid="001b450f" officeooo:paragraph-rsid="001b450f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DejaVu Sans" fo:font-size="11pt" fo:language="pl" fo:country="PL" fo:font-style="normal" fo:font-weight="normal" officeooo:rsid="00197808" officeooo:paragraph-rsid="00169b75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1">
      <style:text-properties style:font-name="DejaVu Sans" fo:font-size="11pt" fo:language="pl" fo:country="PL" fo:font-style="normal" fo:font-weight="normal" officeooo:rsid="001ef243" officeooo:paragraph-rsid="001ef243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DejaVu Sans" fo:font-size="11pt" fo:language="pl" fo:country="PL" fo:font-style="normal" fo:font-weight="normal" officeooo:rsid="001ef243" officeooo:paragraph-rsid="001ef243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list-style-name="L3">
      <style:text-properties style:font-name="DejaVu Sans" fo:font-size="11pt" fo:language="pl" fo:country="PL" fo:font-style="normal" fo:font-weight="normal" officeooo:rsid="00204911" officeooo:paragraph-rsid="00204911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font-name="DejaVu Sans" fo:font-size="11pt" fo:language="pl" fo:country="PL" fo:font-style="normal" fo:font-weight="bold" officeooo:rsid="00197808" officeooo:paragraph-rsid="00197808" style:font-size-asian="9.60000038146973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 fo:font-size="11pt" fo:language="pl" fo:country="PL" fo:font-style="normal" fo:font-weight="bold" officeooo:rsid="00197808" officeooo:paragraph-rsid="001ef243" style:font-size-asian="9.60000038146973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DejaVu Sans" fo:font-size="11pt" fo:language="pl" fo:country="PL" fo:font-weight="bold" officeooo:rsid="001558a7" officeooo:paragraph-rsid="001d58f5" style:font-size-asian="9.60000038146973pt" style:font-weight-asian="bold" style:font-size-complex="11pt" style:font-weight-complex="bold"/>
    </style:style>
    <style:style style:name="P14" style:family="paragraph" style:parent-style-name="Standard">
      <style:text-properties style:font-name="DejaVu Sans" fo:font-size="22pt" fo:language="pl" fo:country="PL" fo:font-weight="bold" officeooo:rsid="0014b66d" officeooo:paragraph-rsid="001d58f5" style:font-size-asian="22pt" style:font-weight-asian="bold" style:font-size-complex="22pt" style:font-weight-complex="bold"/>
    </style:style>
    <style:style style:name="P15" style:family="paragraph" style:parent-style-name="Standard">
      <style:text-properties style:font-name="DejaVu Sans" fo:font-size="15pt" fo:language="pl" fo:country="PL" fo:font-weight="bold" officeooo:paragraph-rsid="001d58f5" style:font-size-asian="15pt" style:font-weight-asian="bold" style:font-size-complex="15pt" style:font-weight-complex="bold"/>
    </style:style>
    <style:style style:name="T1" style:family="text">
      <style:text-properties fo:font-size="11pt" fo:font-weight="normal" officeooo:rsid="00142033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1d58f5" style:font-size-asian="9.60000038146973pt" style:font-weight-asian="normal" style:font-size-complex="11pt" style:font-weight-complex="normal"/>
    </style:style>
    <style:style style:name="T3" style:family="text">
      <style:text-properties officeooo:rsid="00169b75"/>
    </style:style>
    <style:style style:name="T4" style:family="text">
      <style:text-properties officeooo:rsid="001d58f5"/>
    </style:style>
    <style:style style:name="T5" style:family="text">
      <style:text-properties officeooo:rsid="00142033"/>
    </style:style>
    <style:style style:name="T6" style:family="text">
      <style:text-properties officeooo:rsid="001ef2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okumentacja</text:p>
      <text:p text:style-name="P15">Program typu klient – serwer: gra w statki - <text:span text:style-name="T4">rozszerzenie</text:span><text:line-break/><text:span text:style-name="T2">Zestaw nr 3, pr</text:span><text:span text:style-name="T1">ojekt nr </text:span><text:span text:style-name="T2">1</text:span><text:span text:style-name="T1">. </text:span></text:p>
      <text:p text:style-name="P3"/>
      <text:p text:style-name="P13"><text:span text:style-name="T5">Mateusz Plinta</text:span></text:p>
      <text:p text:style-name="P13"/>
      <text:p text:style-name="P13">1. Opis programu</text:p>
      <text:p text:style-name="P2"><text:tab/></text:p>
      <text:p text:style-name="P4"><text:tab/>Program realizuje popularną grę w statki. <text:span text:style-name="T3">Język programowania – Python 3.6.</text:span> <text:span text:style-name="T4">Program jest rozszerzeniem programu gry w statki z zestawu nr 1 projektów. Dodane funkcjonalności:</text:span></text:p>
      <text:list xml:id="list3340471693589562658" text:style-name="L2">
        <text:list-item>
          <text:p text:style-name="P5">uruchamianie serwera usługi w trybie daemona</text:p>
        </text:list-item>
        <text:list-item>
          <text:p text:style-name="P5">obsługę DNS w kliencie i serwerze przy użyciu funkcji getaddrinfo()</text:p>
        </text:list-item>
        <text:list-item>
          <text:p text:style-name="P5">użycie daemona syslog do logowania zdarzeń w serwerze</text:p>
        </text:list-item>
      </text:list>
      <text:p text:style-name="P2"/>
      <text:p text:style-name="P1">2. Działanie</text:p>
      <text:p text:style-name="P2"><text:tab/></text:p>
      <text:p text:style-name="P2"><text:tab/><text:span text:style-name="T4">Wpierw należy uruchomić program serwera przy użyciu jednej z wymienionych komend: start | stop | restart. Wywołanie komendy start uruchomi usługę serwera w trybie daemona. Serwer w tym trybie działa jako przeciwnik bot – symuluje gracza po drugiej stronie terminala. Następnie należy uruchomić program klienta, z podaniem numeru portu oraz nazwy hosta. Po zainicjalizowaniu pozycji statków gracza, gra przebiega tak jak w poprzedniej wersji projektu.</text:span></text:p>
      <text:p text:style-name="P7"/>
      <text:p text:style-name="P12"><text:span text:style-name="T6">3</text:span>. <text:span text:style-name="T6">Pliki projektu</text:span></text:p>
      <text:p text:style-name="P12"><text:tab/></text:p>
      <text:list xml:id="list8914889804836821349" text:style-name="L3">
        <text:list-item>
          <text:p text:style-name="P10">server_daemon.py<text:tab/><text:tab/>- serwer w postaci daemona</text:p>
        </text:list-item>
        <text:list-item>
          <text:p text:style-name="P10">daemon.py<text:tab/><text:tab/><text:tab/>- klasa Daemon, po której klasa Server dziedziczy</text:p>
        </text:list-item>
        <text:list-item>
          <text:p text:style-name="P10">client.py<text:tab/><text:tab/><text:tab/>- program klienta ten sam co w poprzednim projekcie</text:p>
        </text:list-item>
        <text:list-item>
          <text:p text:style-name="P10">battleshipBoard.py<text:tab/><text:tab/>- klasa Board symulująca planszę gry w statki</text:p>
        </text:list-item>
      </text:list>
      <text:p text:style-name="P12"/>
      <text:p text:style-name="P12"/>
      <text:p text:style-name="P11"><text:span text:style-name="T6">4</text:span>. Użyte biblioteki</text:p>
      <text:p text:style-name="P11"/>
      <text:list xml:id="list2982226986568761093" text:style-name="L1">
        <text:list-item>
          <text:p text:style-name="P6">sys</text:p>
        </text:list-item>
        <text:list-item>
          <text:p text:style-name="P6">socket</text:p>
        </text:list-item>
        <text:list-item>
          <text:p text:style-name="P6">select</text:p>
        </text:list-item>
        <text:list-item>
          <text:p text:style-name="P6">PrettyTable (do czytelnego wyświetlania planszy graczy)</text:p>
        </text:list-item>
        <text:list-item>
          <text:p text:style-name="P8">time</text:p>
        </text:list-item>
        <text:list-item>
          <text:p text:style-name="P8">random</text:p>
        </text:list-item>
        <text:list-item>
          <text:p text:style-name="P8">syslog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7:19:11.078960458</meta:creation-date>
    <dc:date>2018-05-27T22:59:04.776914643</dc:date>
    <meta:editing-duration>PT13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01" meta:character-count="1301" meta:non-whitespace-character-count="1122"/>
  </office:meta>
</office:document-meta>
</file>